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DD2A682C4E49361F65.png" manifest:media-type="image/png"/>
  <manifest:file-entry manifest:full-path="Pictures/10000201000003EB000000BBB58B16C1E11E9BC2.png" manifest:media-type="image/png"/>
  <manifest:file-entry manifest:full-path="Pictures/1000000000000200000001F70AA155A1E8AA5146.jpg" manifest:media-type="image/jpeg"/>
  <manifest:file-entry manifest:full-path="Pictures/10000000000003960000018F620C7C14531DB8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6.255cm"/>
    </style:style>
    <style:style style:name="pr5" style:family="presentation" style:parent-style-name="Padrão-title">
      <style:graphic-properties draw:auto-grow-height="true" fo:min-height="3.506cm"/>
    </style:style>
    <style:style style:name="P1" style:family="paragraph">
      <style:text-properties style:font-name="Liberation Serif1" fo:font-weight="bold" style:font-weight-asian="bold" style:font-weight-complex="bold"/>
    </style:style>
    <style:style style:name="P2" style:family="paragraph">
      <loext:graphic-properties draw:fill-color="#ffffff"/>
      <style:text-properties style:font-name="Liberation Serif1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erif1"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/>
    </style:style>
    <style:style style:name="T4" style:family="text">
      <style:text-properties style:font-name="Liberation Serif1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GUNDA FEIR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Navegar é preci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NAVEGAR É PRECISO</text:span></text:p>
          </draw:text-box>
        </draw:frame>
        <draw:frame draw:style-name="gr2" draw:text-style-name="P5" draw:layer="layout" svg:width="25.199cm" svg:height="10.951cm" svg:x="1.399cm" svg:y="5.527cm" presentation:class="graphic">
          <draw:image xlink:href="Pictures/10000000000003960000018F620C7C14531DB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PILHA DE PROTOCOLOS</text:span></text:p>
          </draw:text-box>
        </draw:frame>
        <draw:frame draw:style-name="gr2" draw:text-style-name="P5" draw:layer="layout" svg:width="12.396cm" svg:height="12.179cm" svg:x="7.801cm" svg:y="4.913cm" presentation:class="graphic">
          <draw:image xlink:href="Pictures/1000000000000200000001F70AA155A1E8AA51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><text:a xlink:href="http://192.168.207.5:8080/" xlink:type="simple">http://192.168.207.5:808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/></text:p>
            <text:p><text:span text:style-name="T4"><text:a xlink:href="http://192.168.207.5:8080/" xlink:type="simple">http://192.168.207.5:8080</text:a></text:span></text:p>
            <text:p><text:span text:style-name="T4">/segunda/adivinha.tx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2" draw:text-style-name="P5" draw:layer="layout" svg:width="25.199cm" svg:height="4.697cm" svg:x="1.399cm" svg:y="8.351cm" presentation:class="graphic" presentation:user-transformed="true">
          <draw:image xlink:href="Pictures/10000201000003EB000000BBB58B16C1E11E9B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/></text:p>
            <text:p><text:span text:style-name="T4"/></text:p>
            <text:p><text:span text:style-name="T4"><text:a xlink:href="http://192.168.207.5:8080/" xlink:type="simple">http://192.168.207.5:8080</text:a></text:span></text:p>
            <text:p><text:span text:style-name="T4">/segunda/index.html</text:span></text:p>
            <text:p><text:span text:style-name="T4">“</text:span><text:span text:style-name="T4">F12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/></text:p>
            <text:p><text:span text:style-name="T4"><text:a xlink:href="http://192.168.207.5:8080/" xlink:type="simple">http://192.168.207.5:8080</text:a></text:span></text:p>
            <text:p><text:span text:style-name="T4">/segunda/tiddly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<text:a xlink:href="https://chrome.google.com/webstore/category/extensions?hl=pt" xlink:type="simple">Web Server for Chrome</text:a></text:span></text:p>
          </draw:text-box>
        </draw:frame>
        <draw:frame draw:style-name="gr2" draw:text-style-name="P5" draw:layer="layout" svg:width="12.617cm" svg:height="12.123cm" svg:x="7.689cm" svg:y="4.94cm" presentation:class="graphic" presentation:user-transformed="true">
          <draw:image xlink:href="Pictures/10000000000000E6000000DD2A682C4E49361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6:59:21.927296908</meta:creation-date>
    <dc:date>2017-05-31T18:12:08.090478401</dc:date>
    <meta:editing-duration>PT58M29S</meta:editing-duration>
    <meta:editing-cycles>4</meta:editing-cycles>
    <meta:generator>LibreOffice/5.2.7.2$Linux_X86_64 LibreOffice_project/20$Build-2</meta:generator>
    <meta:document-statistic meta:object-count="52"/>
  </office:meta>
</office:document-meta>
</file>